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JetBrains Mono1" svg:font-family="'JetBrai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3.2409in"/>
    </style:style>
    <style:style style:name="co3" style:family="table-column">
      <style:table-column-properties fo:break-before="auto" style:column-width="2.7445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size="10pt" style:font-size-asian="10pt" style:font-size-complex="10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JetBrains Mono1" fo:font-size="10pt" style:font-size-asian="10pt" style:font-size-complex="10pt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JetBrai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81d41a"/>
      <style:text-properties fo:color="#000000" fo:font-size="10pt" style:font-size-asian="10pt" style:font-size-complex="10pt"/>
    </style:style>
    <style:style style:name="ce13" style:family="table-cell" style:parent-style-name="Default">
      <style:table-cell-properties fo:background-color="#bf0041"/>
      <style:text-properties fo:color="#c9211e" fo:font-size="10pt" style:font-size-asian="10pt" style:font-size-complex="10pt"/>
    </style:style>
    <style:style style:name="ce14" style:family="table-cell" style:parent-style-name="Default">
      <style:table-cell-properties fo:background-color="#bf0041"/>
      <style:text-properties fo:color="#000000" fo:font-size="10pt" style:font-size-asian="10pt" style:font-size-complex="10pt"/>
    </style:style>
    <style:style style:name="T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a9b7c6" style:font-name="JetBrains Mono" fo:font-weight="normal" fo:font-style="normal" style:font-name-asian="JetBrains Mono" style:font-name-complex="JetBrains Mono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V1.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Code 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 in the code</text:p>
          </table:table-cell>
          <table:table-cell table:style-name="ce6" office:value-type="string" calcext:value-type="string">
            <text:p>Numerical valu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SatX</text:p>
          </table:table-cell>
          <table:table-cell office:value-type="float" office:value="2" calcext:value-type="float">
            <text:p>2</text:p>
          </table:table-cell>
          <table:table-cell table:style-name="ce6" table:formula="of:=[.C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USatY</text:p>
          </table:table-cell>
          <table:table-cell office:value-type="float" office:value="2" calcext:value-type="float">
            <text:p>2</text:p>
          </table:table-cell>
          <table:table-cell table:style-name="ce6" table:formula="of:=[.C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SatZ</text:p>
          </table:table-cell>
          <table:table-cell office:value-type="float" office:value="3" calcext:value-type="float">
            <text:p>3</text:p>
          </table:table-cell>
          <table:table-cell table:style-name="ce6" table:formula="of:=[.C4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InstrumentX</text:p>
          </table:table-cell>
          <table:table-cell office:value-type="float" office:value="2" calcext:value-type="float">
            <text:p>2</text:p>
          </table:table-cell>
          <table:table-cell table:style-name="ce6" table:formula="of:=[.C5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uInstrumentY</text:p>
          </table:table-cell>
          <table:table-cell office:value-type="float" office:value="2" calcext:value-type="float">
            <text:p>2</text:p>
          </table:table-cell>
          <table:table-cell table:style-name="ce6" table:formula="of:=[.C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ElectronicsX</text:p>
          </table:table-cell>
          <table:table-cell office:value-type="float" office:value="2" calcext:value-type="float">
            <text:p>2</text:p>
          </table:table-cell>
          <table:table-cell table:style-name="ce6" table:formula="of:=[.C7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UElectronicsY</text:p>
          </table:table-cell>
          <table:table-cell office:value-type="float" office:value="2" calcext:value-type="float">
            <text:p>2</text:p>
          </table:table-cell>
          <table:table-cell table:style-name="ce6" table:formula="of:=[.C8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ElectronicsZ</text:p>
          </table:table-cell>
          <table:table-cell office:value-type="float" office:value="2" calcext:value-type="float">
            <text:p>2</text:p>
          </table:table-cell>
          <table:table-cell table:style-name="ce6" table:formula="of:=[.C9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UCDscintDet</text:p>
          </table:table-cell>
          <table:table-cell office:value-type="float" office:value="1" calcext:value-type="float">
            <text:p>1</text:p>
          </table:table-cell>
          <table:table-cell table:style-name="ce6" table:formula="of:=[.C10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CeBr3scint</text:p>
          </table:table-cell>
          <table:table-cell office:value-type="float" office:value="0" calcext:value-type="float">
            <text:p>0</text:p>
          </table:table-cell>
          <table:table-cell table:style-name="ce6" table:formula="of:=[.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GAGGscint</text:p>
          </table:table-cell>
          <table:table-cell office:value-type="float" office:value="1" calcext:value-type="float">
            <text:p>1</text:p>
          </table:table-cell>
          <table:table-cell table:style-name="ce6" table:formula="of:=[.C12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epTerDet</text:p>
          </table:table-cell>
          <table:table-cell office:value-type="float" office:value="0" calcext:value-type="float">
            <text:p>0</text:p>
          </table:table-cell>
          <table:table-cell table:style-name="ce6" table:formula="of:=[.C1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SideDet</text:p>
          </table:table-cell>
          <table:table-cell office:value-type="float" office:value="1" calcext:value-type="float">
            <text:p>1</text:p>
          </table:table-cell>
          <table:table-cell table:style-name="ce6" table:formula="of:=[.C14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isplaySurroundingSphere</text:p>
          </table:table-cell>
          <table:table-cell office:value-type="float" office:value="0" calcext:value-type="float">
            <text:p>0</text:p>
          </table:table-cell>
          <table:table-cell table:style-name="ce6" table:formula="of:=[.C1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SSphereRadius</text:p>
          </table:table-cell>
          <table:table-cell table:style-name="ce2" office:value-type="string" calcext:value-type="string">
            <text:p>NUSatZ*InstrumentHeight</text:p>
          </table:table-cell>
          <table:table-cell table:formula="of:=[.D4]*[.D59]" office:value-type="float" office:value="30.9" calcext:value-type="float">
            <text:p>30.9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bsoluteZPos</text:p>
          </table:table-cell>
          <table:table-cell table:style-name="ce5" office:value-type="string" calcext:value-type="string">
            <text:p>-<text:span text:style-name="T1">TrackerPosZ</text:span></text:p>
          </table:table-cell>
          <table:table-cell table:formula="of:=-[.D79]" office:value-type="float" office:value="-3.085" calcext:value-type="float">
            <text:p>-3.08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InstrumentVirtualVolume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WorldVolume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Layer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Calor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InstrumentElectronicsVirtualVolume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PLatformElectronicsVirtualVolume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Wafer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aferActive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PCB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FEE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UCDscintDet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UCDscintWrapper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UCDscintCrystal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UCDSiPM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pTerDet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pTerWrapper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TerCrystal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pTerSiPM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pTerPCB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SideDet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SideWrapper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SideCrystal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SideSiPM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SidePCB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InstrumentElectronics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PLatformElectronics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Structure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StructureThickness</text:p>
          </table:table-cell>
          <table:table-cell office:value-type="float" office:value="0.2" calcext:value-type="float">
            <text:p>0.2</text:p>
          </table:table-cell>
          <table:table-cell table:style-name="ce6" table:formula="of:=[.C45]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tructureTopThickness</text:p>
          </table:table-cell>
          <table:table-cell office:value-type="float" office:value="0.1" calcext:value-type="float">
            <text:p>0.1</text:p>
          </table:table-cell>
          <table:table-cell table:style-name="ce6" table:formula="of:=[.C46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tructureBottomThickness</text:p>
          </table:table-cell>
          <table:table-cell office:value-type="float" office:value="0.3" calcext:value-type="float">
            <text:p>0.3</text:p>
          </table:table-cell>
          <table:table-cell table:style-name="ce6" table:formula="of:=[.C47]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StructureXSize</text:p>
          </table:table-cell>
          <table:table-cell table:style-name="ce2" office:value-type="string" calcext:value-type="string">
            <text:p>NUSatX*InstrumentSize+2.*StructureThickness</text:p>
          </table:table-cell>
          <table:table-cell table:formula="of:=[.D2]*[.D58]+2*[.D45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StructureYSize</text:p>
          </table:table-cell>
          <table:table-cell table:style-name="ce2" office:value-type="string" calcext:value-type="string">
            <text:p>NUSatY*InstrumentSize</text:p>
          </table:table-cell>
          <table:table-cell table:formula="of:=[.D3]*[.D58]"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StructureZSize</text:p>
          </table:table-cell>
          <table:table-cell table:style-name="ce2" office:value-type="string" calcext:value-type="string">
            <text:p>NUSatZ*InstrumentHeight</text:p>
          </table:table-cell>
          <table:table-cell table:formula="of:=[.D4]*[.D59]" office:value-type="float" office:value="30.9" calcext:value-type="float">
            <text:p>30.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StructureBottomTopSizeX</text:p>
          </table:table-cell>
          <table:table-cell table:style-name="ce2" office:value-type="string" calcext:value-type="string">
            <text:p>NUSatX*InstrumentSize+2.*StructureThickness</text:p>
          </table:table-cell>
          <table:table-cell table:formula="of:=[.D2]*[.D58]+2*[.D45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StructureBottomTopSizeY</text:p>
          </table:table-cell>
          <table:table-cell table:style-name="ce2" office:value-type="string" calcext:value-type="string">
            <text:p>NUSatY*InstrumentSize+2.*StructureThickness</text:p>
          </table:table-cell>
          <table:table-cell table:formula="of:=[.D3]*[.D58]+2*[.D45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StructurePosX</text:p>
          </table:table-cell>
          <table:table-cell table:style-name="ce2" office:value-type="string" calcext:value-type="string">
            <text:p>0.5*InstrumentSize*NUSatX+0.5*StructureThickness</text:p>
          </table:table-cell>
          <table:table-cell table:formula="of:=0.5*([.D58]*[.D2]+[.D45])" office:value-type="float" office:value="9.9" calcext:value-type="float">
            <text:p>9.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StructurePosY</text:p>
          </table:table-cell>
          <table:table-cell table:style-name="ce2" office:value-type="string" calcext:value-type="string">
            <text:p>0.5*InstrumentSize*NUSatY+0.5*StructureThickness</text:p>
          </table:table-cell>
          <table:table-cell table:formula="of:=0.5*([.D58]*[.D3]+[.D45])" office:value-type="float" office:value="9.9" calcext:value-type="float">
            <text:p>9.9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StructurePosZ</text:p>
          </table:table-cell>
          <table:table-cell table:style-name="ce2" office:value-type="string" calcext:value-type="string">
            <text:p>-0.5*(StructureZSize-InstrumentHeight)+AbsoluteZPos</text:p>
          </table:table-cell>
          <table:table-cell table:formula="of:=-0.5*([.D50]-[.D59])+[.D17]" office:value-type="float" office:value="-13.385" calcext:value-type="float">
            <text:p>-13.385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StructureTopPosZ</text:p>
          </table:table-cell>
          <table:table-cell table:style-name="ce2" office:value-type="string" calcext:value-type="string">
            <text:p>0.5*InstrumentSize+AbsoluteZPos+0.5*StructureTopThickness</text:p>
          </table:table-cell>
          <table:table-cell table:formula="of:=0.5*[.D58]+[.D17]+0.5*[.D46]" office:value-type="float" office:value="1.865" calcext:value-type="float">
            <text:p>1.865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StructureBottomPosZ</text:p>
          </table:table-cell>
          <table:table-cell table:style-name="ce2" office:value-type="string" calcext:value-type="string">
            <text:p>-(StructureZSize-0.5*InstrumentHeight+0.5*StructureBottomThickness)+AbsoluteZPos</text:p>
          </table:table-cell>
          <table:table-cell table:formula="of:=-([.D50]-0.5*[.D59]+0.5*[.D47])+[.D17]" office:value-type="float" office:value="-28.985" calcext:value-type="float">
            <text:p>-28.985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InstrumentSize</text:p>
          </table:table-cell>
          <table:table-cell table:style-name="ce2" office:value-type="string" calcext:value-type="string">
            <text:p>LayerSize+SideDetThickness+SideGap</text:p>
          </table:table-cell>
          <table:table-cell table:formula="of:=[.D69]+[.D121]+[.D124]" office:value-type="float" office:value="9.8" calcext:value-type="float">
            <text:p>9.8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InstrumentHeight</text:p>
          </table:table-cell>
          <table:table-cell table:style-name="ce2" office:value-type="string" calcext:value-type="string">
            <text:p>GapTrackerEntranceWindow+TrackerHeight+GapTrackerCalor+CalorThickness+ElectronicsThickness</text:p>
          </table:table-cell>
          <table:table-cell table:formula="of:=[.D60]+[.D78]+[.D103]+[.D105]+[.D126]" office:value-type="float" office:value="10.3" calcext:value-type="float">
            <text:p>10.3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GapTrackerEntranceWindow</text:p>
          </table:table-cell>
          <table:table-cell office:value-type="float" office:value="1.41" calcext:value-type="float">
            <text:p>1.41</text:p>
          </table:table-cell>
          <table:table-cell table:style-name="ce6" table:formula="of:=[.C60]" office:value-type="float" office:value="1.41" calcext:value-type="float">
            <text:p>1.41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SiThickness</text:p>
          </table:table-cell>
          <table:table-cell office:value-type="float" office:value="0.15" calcext:value-type="float">
            <text:p>0.15</text:p>
          </table:table-cell>
          <table:table-cell table:style-name="ce6" table:formula="of:=[.C61]"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WaferSize</text:p>
          </table:table-cell>
          <table:table-cell office:value-type="float" office:value="6.8" calcext:value-type="float">
            <text:p>6.8</text:p>
          </table:table-cell>
          <table:table-cell table:style-name="ce6" table:formula="of:=[.C62]" office:value-type="float" office:value="6.8" calcext:value-type="float">
            <text:p>6.8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WaferActiveSize</text:p>
          </table:table-cell>
          <table:table-cell office:value-type="float" office:value="6.4" calcext:value-type="float">
            <text:p>6.4</text:p>
          </table:table-cell>
          <table:table-cell table:style-name="ce6" table:formula="of:=[.C63]" office:value-type="float" office:value="6.4" calcext:value-type="float">
            <text:p>6.4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DSSDSize</text:p>
          </table:table-cell>
          <table:table-cell table:style-name="ce5" office:value-type="string" calcext:value-type="string">
            <text:p>WaferSize</text:p>
          </table:table-cell>
          <table:table-cell table:formula="of:=[.D62]" office:value-type="float" office:value="6.8" calcext:value-type="float">
            <text:p>6.8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PCBSize</text:p>
          </table:table-cell>
          <table:table-cell office:value-type="float" office:value="1.4" calcext:value-type="float">
            <text:p>1.4</text:p>
          </table:table-cell>
          <table:table-cell table:style-name="ce6" table:formula="of:=[.C65]"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PCBThickness</text:p>
          </table:table-cell>
          <table:table-cell office:value-type="float" office:value="0.31" calcext:value-type="float">
            <text:p>0.31</text:p>
          </table:table-cell>
          <table:table-cell table:style-name="ce6" table:formula="of:=[.C66]" office:value-type="float" office:value="0.31" calcext:value-type="float">
            <text:p>0.31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PCBXLength</text:p>
          </table:table-cell>
          <table:table-cell table:style-name="ce5" office:value-type="string" calcext:value-type="string">
            <text:p>DSSDSize</text:p>
          </table:table-cell>
          <table:table-cell table:formula="of:=[.D64]" office:value-type="float" office:value="6.8" calcext:value-type="float">
            <text:p>6.8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PCBYLength</text:p>
          </table:table-cell>
          <table:table-cell table:style-name="ce5" office:value-type="string" calcext:value-type="string">
            <text:p>DSSDSize+PCBSize</text:p>
          </table:table-cell>
          <table:table-cell table:formula="of:=[.D64]+[.D65]" office:value-type="float" office:value="8.2" calcext:value-type="float">
            <text:p>8.2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LayerSize</text:p>
          </table:table-cell>
          <table:table-cell table:style-name="ce5" office:value-type="string" calcext:value-type="string">
            <text:p>DSSDSize+PCBSize</text:p>
          </table:table-cell>
          <table:table-cell table:formula="of:=[.D64]+[.D65]" office:value-type="float" office:value="8.2" calcext:value-type="float">
            <text:p>8.2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LayerThickness</text:p>
          </table:table-cell>
          <table:table-cell table:style-name="ce5" office:value-type="string" calcext:value-type="string">
            <text:p>PCBThickness</text:p>
          </table:table-cell>
          <table:table-cell table:formula="of:=[.D66]" office:value-type="float" office:value="0.31" calcext:value-type="float">
            <text:p>0.31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RotateDSSDFEE</text:p>
          </table:table-cell>
          <table:table-cell office:value-type="float" office:value="1" calcext:value-type="float">
            <text:p>1</text:p>
          </table:table-cell>
          <table:table-cell table:style-name="ce6" table:formula="of:=[.C71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FEELength</text:p>
          </table:table-cell>
          <table:table-cell table:style-name="ce5" office:value-type="string" calcext:value-type="string">
            <text:p>DSSDSize</text:p>
          </table:table-cell>
          <table:table-cell table:formula="of:=[.D64]" office:value-type="float" office:value="6.8" calcext:value-type="float">
            <text:p>6.8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FEESize</text:p>
          </table:table-cell>
          <table:table-cell office:value-type="float" office:value="2.7" calcext:value-type="float">
            <text:p>2.7</text:p>
          </table:table-cell>
          <table:table-cell table:style-name="ce6" table:formula="of:=[.C73]" office:value-type="float" office:value="2.7" calcext:value-type="float">
            <text:p>2.7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FEEThickness</text:p>
          </table:table-cell>
          <table:table-cell table:style-name="ce5" office:value-type="string" calcext:value-type="string">
            <text:p>0.2*NLayers</text:p>
          </table:table-cell>
          <table:table-cell table:formula="of:=0.2*[.D76]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FEEPosition</text:p>
          </table:table-cell>
          <table:table-cell table:style-name="ce5" office:value-type="string" calcext:value-type="string">
            <text:p>(0.5-RotateDSSDFEE)*(LayerSize - FEEThickness*NLayers) +LayerPos</text:p>
          </table:table-cell>
          <table:table-cell table:formula="of:=(0.5-[.D71])*([.D69]-[.D74]*[.D76])+[.D81]" office:value-type="float" office:value="-2.9" calcext:value-type="float">
            <text:p>-2.9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NLayers</text:p>
          </table:table-cell>
          <table:table-cell office:value-type="float" office:value="2" calcext:value-type="float">
            <text:p>2</text:p>
          </table:table-cell>
          <table:table-cell table:style-name="ce6" table:formula="of:=[.C7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ZDistance</text:p>
          </table:table-cell>
          <table:table-cell office:value-type="float" office:value="1" calcext:value-type="float">
            <text:p>1</text:p>
          </table:table-cell>
          <table:table-cell table:style-name="ce6" table:formula="of:=[.C77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TrackerHeight</text:p>
          </table:table-cell>
          <table:table-cell table:style-name="ce5" office:value-type="string" calcext:value-type="string">
            <text:p>(NLayers-1.)*ZDistance + LayerThickness</text:p>
          </table:table-cell>
          <table:table-cell table:formula="of:=([.D76]-1)*[.D77]+[.D70]" office:value-type="float" office:value="1.31" calcext:value-type="float">
            <text:p>1.31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TrackerPosZ</text:p>
          </table:table-cell>
          <table:table-cell table:style-name="ce2" office:value-type="string" calcext:value-type="string">
            <text:p>.5*InstrumentHeight-GapTrackerEntranceWindow-.5*TrackerHeight</text:p>
          </table:table-cell>
          <table:table-cell table:formula="of:=0.5*[.D59]-[.D60]-0.5*[.D78]" office:value-type="float" office:value="3.085" calcext:value-type="float">
            <text:p>3.085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ZMax</text:p>
          </table:table-cell>
          <table:table-cell table:style-name="ce5" office:value-type="string" calcext:value-type="string">
            <text:p>TrackerPosZ + 0.5*(NLayers-1.)*ZDistance</text:p>
          </table:table-cell>
          <table:table-cell table:formula="of:=[.D79]+0.5*([.D76]-1)*[.D77]" office:value-type="float" office:value="3.585" calcext:value-type="float">
            <text:p>3.585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LayerPos</text:p>
          </table:table-cell>
          <table:table-cell table:style-name="ce5" office:value-type="string" calcext:value-type="string">
            <text:p>0.5*(InstrumentSize-LayerSize)</text:p>
          </table:table-cell>
          <table:table-cell table:formula="of:=0.5*([.D58]-[.D69])" office:value-type="float" office:value="0.800000000000001" calcext:value-type="float">
            <text:p>0.800000000000001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Use2In</text:p>
          </table:table-cell>
          <table:table-cell office:value-type="float" office:value="0" calcext:value-type="float">
            <text:p>0</text:p>
          </table:table-cell>
          <table:table-cell table:style-name="ce6" table:formula="of:=[.C8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UCDscintCrystalSize</text:p>
          </table:table-cell>
          <table:table-cell table:style-name="ce5" office:value-type="string" calcext:value-type="string">
            <text:p>2.5+2.6*Use2In</text:p>
          </table:table-cell>
          <table:table-cell table:formula="of:=2.5+2.6*[.D82]"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UCDscintCrystalThickness</text:p>
          </table:table-cell>
          <table:table-cell office:value-type="float" office:value="2" calcext:value-type="float">
            <text:p>2</text:p>
          </table:table-cell>
          <table:table-cell table:style-name="ce6" table:formula="of:=[.C84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WrapperThickness</text:p>
          </table:table-cell>
          <table:table-cell office:value-type="float" office:value="0.05" calcext:value-type="float">
            <text:p>0.05</text:p>
          </table:table-cell>
          <table:table-cell table:style-name="ce6" table:formula="of:=[.C85]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UCDscintWrapperSize</text:p>
          </table:table-cell>
          <table:table-cell table:style-name="ce5" office:value-type="string" calcext:value-type="string">
            <text:p>UCDscintCrystalSize+2.0*WrapperThickness</text:p>
          </table:table-cell>
          <table:table-cell table:formula="of:=[.D83]+2*[.D85]" office:value-type="float" office:value="2.6" calcext:value-type="float">
            <text:p>2.6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UCDscintWrapperThickness</text:p>
          </table:table-cell>
          <table:table-cell table:style-name="ce5" office:value-type="string" calcext:value-type="string">
            <text:p>UCDscintCrystalThickness+WrapperThickness</text:p>
          </table:table-cell>
          <table:table-cell table:formula="of:=[.D84]+[.D85]" office:value-type="float" office:value="2.05" calcext:value-type="float">
            <text:p>2.05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AlEnclosureSize</text:p>
          </table:table-cell>
          <table:table-cell office:value-type="float" office:value="0.3" calcext:value-type="float">
            <text:p>0.3</text:p>
          </table:table-cell>
          <table:table-cell table:style-name="ce6" table:formula="of:=[.C88]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AlEnclosureThickness</text:p>
          </table:table-cell>
          <table:table-cell office:value-type="float" office:value="0.05" calcext:value-type="float">
            <text:p>0.05</text:p>
          </table:table-cell>
          <table:table-cell table:style-name="ce6" table:formula="of:=[.C89]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UCDscintAlEnclosureSize</text:p>
          </table:table-cell>
          <table:table-cell table:style-name="ce5" office:value-type="string" calcext:value-type="string">
            <text:p>UCDscintWrapperSize + 2.*AlEnclosureSize</text:p>
          </table:table-cell>
          <table:table-cell table:formula="of:=[.D86]+2*[.D88]" office:value-type="float" office:value="3.2" calcext:value-type="float">
            <text:p>3.2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UCDscintAlEnclosureThickness</text:p>
          </table:table-cell>
          <table:table-cell table:style-name="ce5" office:value-type="string" calcext:value-type="string">
            <text:p>UCDscintWrapperThickness + AlEnclosureThickness</text:p>
          </table:table-cell>
          <table:table-cell table:formula="of:=[.D87]+[.D89]" office:value-type="float" office:value="2.1" calcext:value-type="float">
            <text:p>2.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SiPMThickness</text:p>
          </table:table-cell>
          <table:table-cell office:value-type="float" office:value="0.135" calcext:value-type="float">
            <text:p>0.135</text:p>
          </table:table-cell>
          <table:table-cell table:style-name="ce6" table:formula="of:=[.C92]" office:value-type="float" office:value="0.135" calcext:value-type="float">
            <text:p>0.135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SiPMSize</text:p>
          </table:table-cell>
          <table:table-cell table:style-name="ce5" office:value-type="string" calcext:value-type="string">
            <text:p>UCDscintWrapperSize</text:p>
          </table:table-cell>
          <table:table-cell table:formula="of:=[.D86]" office:value-type="float" office:value="2.6" calcext:value-type="float">
            <text:p>2.6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UCDscintDetectorSize</text:p>
          </table:table-cell>
          <table:table-cell table:style-name="ce5" office:value-type="string" calcext:value-type="string">
            <text:p>UCDscintAlEnclosureSize</text:p>
          </table:table-cell>
          <table:table-cell table:formula="of:=[.D90]" office:value-type="float" office:value="3.2" calcext:value-type="float">
            <text:p>3.2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UCDscintDetectorThickness</text:p>
          </table:table-cell>
          <table:table-cell table:style-name="ce5" office:value-type="string" calcext:value-type="string">
            <text:p>UCDscintAlEnclosureThickness + SiPMThickness</text:p>
          </table:table-cell>
          <table:table-cell table:formula="of:=[.D91]+[.D92]" office:value-type="float" office:value="2.235" calcext:value-type="float">
            <text:p>2.235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PlastiScintThickness</text:p>
          </table:table-cell>
          <table:table-cell office:value-type="float" office:value="1" calcext:value-type="float">
            <text:p>1</text:p>
          </table:table-cell>
          <table:table-cell table:style-name="ce6" table:formula="of:=[.C96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PlastiWrapperThickness</text:p>
          </table:table-cell>
          <table:table-cell table:style-name="ce5" office:value-type="string" calcext:value-type="string">
            <text:p>PlastiScintThickness+WrapperThickness</text:p>
          </table:table-cell>
          <table:table-cell table:formula="of:=[.D96]+[.D85]" office:value-type="float" office:value="1.05" calcext:value-type="float">
            <text:p>1.05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PlastiDetPCBSize</text:p>
          </table:table-cell>
          <table:table-cell table:style-name="ce5" office:value-type="string" calcext:value-type="string">
            <text:p>UCDscintDetectorSize + 0.6</text:p>
          </table:table-cell>
          <table:table-cell table:formula="of:=[.D94]+0.6" office:value-type="float" office:value="3.8" calcext:value-type="float">
            <text:p>3.8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PlastiDetPCBThickness</text:p>
          </table:table-cell>
          <table:table-cell office:value-type="float" office:value="0.1" calcext:value-type="float">
            <text:p>0.1</text:p>
          </table:table-cell>
          <table:table-cell table:style-name="ce6" table:formula="of:=[.C99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PlastiDetThickness</text:p>
          </table:table-cell>
          <table:table-cell table:style-name="ce5" office:value-type="string" calcext:value-type="string">
            <text:p><text:span text:style-name="T2">PlastiWrapperThickness</text:span>+SiPMThickness+PlastiDetPCBThickness</text:p>
          </table:table-cell>
          <table:table-cell table:formula="of:=[.D96]+[.D85]+[.D92]+[.D98]" office:value-type="float" office:value="4.985" calcext:value-type="float">
            <text:p>4.985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SiPMOnTop</text:p>
          </table:table-cell>
          <table:table-cell office:value-type="float" office:value="1" calcext:value-type="float">
            <text:p>1</text:p>
          </table:table-cell>
          <table:table-cell table:style-name="ce6" table:formula="of:=[.C101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GapTrackerCalorimeter</text:p>
          </table:table-cell>
          <table:table-cell office:value-type="float" office:value="1" calcext:value-type="float">
            <text:p>1</text:p>
          </table:table-cell>
          <table:table-cell table:style-name="ce6" table:formula="of:=[.C102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GapTrackerCalor</text:p>
          </table:table-cell>
          <table:table-cell table:style-name="ce5" office:value-type="string" calcext:value-type="string">
            <text:p>GapTrackerCalorimeter - .5*LayerThickness</text:p>
          </table:table-cell>
          <table:table-cell table:formula="of:=[.D102]-0.5*[.D70]" office:value-type="float" office:value="0.845" calcext:value-type="float">
            <text:p>0.84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CalorSize</text:p>
          </table:table-cell>
          <table:table-cell table:style-name="ce5" office:value-type="string" calcext:value-type="string">
            <text:p>NX*UCDscintDetectorSize+DetectorsDistance</text:p>
          </table:table-cell>
          <table:table-cell table:formula="of:=[.D111]*[.D94]+[.D110]" office:value-type="float" office:value="6.4" calcext:value-type="float">
            <text:p>6.4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CalorThickness</text:p>
          </table:table-cell>
          <table:table-cell table:style-name="ce5" office:value-type="string" calcext:value-type="string">
            <text:p>UCDscintDetectorThickness+UsepTerDet*(PlastiDetThickness+CalorGap)</text:p>
          </table:table-cell>
          <table:table-cell table:formula="of:=[.D95]+[.D13]*([.D100]+[.D108])" office:value-type="float" office:value="2.235" calcext:value-type="float">
            <text:p>2.23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CalorPosXY</text:p>
          </table:table-cell>
          <table:table-cell office:value-type="float" office:value="1.4" calcext:value-type="float">
            <text:p>1.4</text:p>
          </table:table-cell>
          <table:table-cell table:style-name="ce6" table:formula="of:=[.C106]"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CalorPosZ</text:p>
          </table:table-cell>
          <table:table-cell table:style-name="ce2" office:value-type="string" calcext:value-type="string">
            <text:p>TrackerPosZ-0.5*TrackerHeight-GapTrackerCalor-0.5*CalorThickness</text:p>
          </table:table-cell>
          <table:table-cell table:formula="of:=[.D79]-0.5*[.D78]-[.D103]-0.5*[.D105]" office:value-type="float" office:value="0.467499999999999" calcext:value-type="float">
            <text:p>0.46749999999999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CalorGap</text:p>
          </table:table-cell>
          <table:table-cell office:value-type="float" office:value="0.1" calcext:value-type="float">
            <text:p>0.1</text:p>
          </table:table-cell>
          <table:table-cell table:style-name="ce6" table:formula="of:=[.C108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CalorGapSiPMup</text:p>
          </table:table-cell>
          <table:table-cell table:style-name="ce5" office:value-type="string" calcext:value-type="string">
            <text:p>CalorGap+SiPMThickness+PlastiDetPCBThickness</text:p>
          </table:table-cell>
          <table:table-cell table:formula="of:=[.D108]+[.D92]+[.D99]" office:value-type="float" office:value="0.335" calcext:value-type="float">
            <text:p>0.335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DetectorsDistance</text:p>
          </table:table-cell>
          <table:table-cell office:value-type="float" office:value="0" calcext:value-type="float">
            <text:p>0</text:p>
          </table:table-cell>
          <table:table-cell table:style-name="ce6" table:formula="of:=[.C1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NX</text:p>
          </table:table-cell>
          <table:table-cell office:value-type="float" office:value="2" calcext:value-type="float">
            <text:p>2</text:p>
          </table:table-cell>
          <table:table-cell table:style-name="ce6" table:formula="of:=[.C11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XMax</text:p>
          </table:table-cell>
          <table:table-cell table:style-name="ce5" office:value-type="string" calcext:value-type="string">
            <text:p>0.5 * (UCDscintDetectorSize+DetectorsDistance)</text:p>
          </table:table-cell>
          <table:table-cell table:formula="of:=0.5*([.D94]+[.D110])" office:value-type="float" office:value="1.6" calcext:value-type="float">
            <text:p>1.6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  <table:table-cell table:style-name="ce6" table:formula="of:=[.C11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YMax</text:p>
          </table:table-cell>
          <table:table-cell table:style-name="ce5" office:value-type="string" calcext:value-type="string">
            <text:p>0.5 * (UCDscintDetectorSize+DetectorsDistance)</text:p>
          </table:table-cell>
          <table:table-cell table:formula="of:=0.5*([.D94]+[.D110])" office:value-type="float" office:value="1.6" calcext:value-type="float">
            <text:p>1.6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SideCrystalSize</text:p>
          </table:table-cell>
          <table:table-cell office:value-type="float" office:value="5.1" calcext:value-type="float">
            <text:p>5.1</text:p>
          </table:table-cell>
          <table:table-cell table:style-name="ce6" table:formula="of:=[.C115]" office:value-type="float" office:value="5.1" calcext:value-type="float">
            <text:p>5.1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SideCrystalThickness</text:p>
          </table:table-cell>
          <table:table-cell office:value-type="float" office:value="1" calcext:value-type="float">
            <text:p>1</text:p>
          </table:table-cell>
          <table:table-cell table:style-name="ce6" table:formula="of:=[.C116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SideWrapperSize</text:p>
          </table:table-cell>
          <table:table-cell table:style-name="ce5" office:value-type="string" calcext:value-type="string">
            <text:p>SideCrystalSize+2.*WrapperThickness</text:p>
          </table:table-cell>
          <table:table-cell table:formula="of:=[.D115]+2*[.D85]" office:value-type="float" office:value="5.2" calcext:value-type="float">
            <text:p>5.2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SideWrapperThickness</text:p>
          </table:table-cell>
          <table:table-cell table:style-name="ce5" office:value-type="string" calcext:value-type="string">
            <text:p>SideCrystalThickness+WrapperThickness</text:p>
          </table:table-cell>
          <table:table-cell table:formula="of:=[.D116]+[.D85]" office:value-type="float" office:value="1.05" calcext:value-type="float">
            <text:p>1.05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SideDetPCBThickness</text:p>
          </table:table-cell>
          <table:table-cell office:value-type="float" office:value="0.1" calcext:value-type="float">
            <text:p>0.1</text:p>
          </table:table-cell>
          <table:table-cell table:style-name="ce6" table:formula="of:=[.C119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SideDetSize</text:p>
          </table:table-cell>
          <table:table-cell table:style-name="ce5" office:value-type="string" calcext:value-type="string">
            <text:p>SideWrapperSize+2.*AlEnclosureSize</text:p>
          </table:table-cell>
          <table:table-cell table:formula="of:=[.D117]+2*[.D88]" office:value-type="float" office:value="5.8" calcext:value-type="float">
            <text:p>5.8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SideDetThickness</text:p>
          </table:table-cell>
          <table:table-cell table:style-name="ce5" office:value-type="string" calcext:value-type="string">
            <text:p>SideWrapperThickness+SiPMThickness+PlastiDetPCBThickness+AlEnclosureThickness</text:p>
          </table:table-cell>
          <table:table-cell table:formula="of:=[.D118]+[.D92]+[.D99]+[.D89]" office:value-type="float" office:value="1.335" calcext:value-type="float">
            <text:p>1.335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SideDetPosXY</text:p>
          </table:table-cell>
          <table:table-cell table:style-name="ce5" office:value-type="string" calcext:value-type="string">
            <text:p>0.5*(SideDetThickness-InstrumentSize)</text:p>
          </table:table-cell>
          <table:table-cell table:formula="of:=0.5*([.D121]-[.D58])" office:value-type="float" office:value="-4.2325" calcext:value-type="float">
            <text:p>-4.2325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SideDetPosZ</text:p>
          </table:table-cell>
          <table:table-cell table:style-name="ce5" office:value-type="string" calcext:value-type="string">
            <text:p>TrackerPosZ + GapTrackerEntranceWindow + 0.5*TrackerHeight - .5*SideDetSize</text:p>
          </table:table-cell>
          <table:table-cell table:formula="of:=[.D79]+[.D60]+0.5*[.D78]-0.5*[.D120]" office:value-type="float" office:value="2.25" calcext:value-type="float">
            <text:p>2.25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SideGap</text:p>
          </table:table-cell>
          <table:table-cell office:value-type="float" office:value="0.265" calcext:value-type="float">
            <text:p>0.265</text:p>
          </table:table-cell>
          <table:table-cell table:style-name="ce6" table:formula="of:=[.C124]" office:value-type="float" office:value="0.265" calcext:value-type="float">
            <text:p>0.265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ElectronicsSize</text:p>
          </table:table-cell>
          <table:table-cell table:style-name="ce5" office:value-type="string" calcext:value-type="string">
            <text:p>InstrumentSize</text:p>
          </table:table-cell>
          <table:table-cell table:formula="of:=[.D58]" office:value-type="float" office:value="9.8" calcext:value-type="float">
            <text:p>9.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ElectronicsThickness</text:p>
          </table:table-cell>
          <table:table-cell office:value-type="float" office:value="4.5" calcext:value-type="float">
            <text:p>4.5</text:p>
          </table:table-cell>
          <table:table-cell table:style-name="ce6" table:formula="of:=[.C126]" office:value-type="float" office:value="4.5" calcext:value-type="float">
            <text:p>4.5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ElectronicsPosZ</text:p>
          </table:table-cell>
          <table:table-cell table:style-name="ce5" office:value-type="string" calcext:value-type="string">
            <text:p>CalorPosZ-0.5*CalorThickness-0.5*ElectronicsThickness</text:p>
          </table:table-cell>
          <table:table-cell table:formula="of:=[.D107]-0.5*[.D105]-0.5*[.D126]" office:value-type="float" office:value="-2.9" calcext:value-type="float">
            <text:p>-2.9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ElectronicsPCBThickness</text:p>
          </table:table-cell>
          <table:table-cell office:value-type="float" office:value="0.15" calcext:value-type="float">
            <text:p>0.15</text:p>
          </table:table-cell>
          <table:table-cell table:style-name="ce6" table:formula="of:=[.C128]"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ElectronicsPCBDistance</text:p>
          </table:table-cell>
          <table:table-cell office:value-type="float" office:value="0.7" calcext:value-type="float">
            <text:p>0.7</text:p>
          </table:table-cell>
          <table:table-cell table:style-name="ce6" table:formula="of:=[.C129]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ElecLayerThickness</text:p>
          </table:table-cell>
          <table:table-cell office:value-type="float" office:value="0.1" calcext:value-type="float">
            <text:p>0.1</text:p>
          </table:table-cell>
          <table:table-cell table:style-name="ce6" table:formula="of:=[.C130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NElecLayer</text:p>
          </table:table-cell>
          <table:table-cell office:value-type="float" office:value="10" calcext:value-type="float">
            <text:p>10</text:p>
          </table:table-cell>
          <table:table-cell table:style-name="ce6" table:formula="of:=[.C131]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XElecLayerMax</text:p>
          </table:table-cell>
          <table:table-cell table:style-name="ce2" office:value-type="string" calcext:value-type="string">
            <text:p>0.5*InstrumentHeight-0.5*InstrumentHeight/NElecLayer</text:p>
          </table:table-cell>
          <table:table-cell table:formula="of:=0.5*[.D58]-0.5*[.D58]/[.D131]" office:value-type="float" office:value="4.41" calcext:value-type="float">
            <text:p>4.41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UnitXmax</text:p>
          </table:table-cell>
          <table:table-cell table:style-name="ce5" office:value-type="string" calcext:value-type="string">
            <text:p>(NUInstrumentX-1)*0.5*InstrumentSize</text:p>
          </table:table-cell>
          <table:table-cell table:formula="of:=([.D5]-1)*0.5*[.D58]" office:value-type="float" office:value="4.9" calcext:value-type="float">
            <text:p>4.9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UnitYmax</text:p>
          </table:table-cell>
          <table:table-cell table:style-name="ce5" office:value-type="string" calcext:value-type="string">
            <text:p>(NUInstrumentY-1)*0.5*InstrumentSize</text:p>
          </table:table-cell>
          <table:table-cell table:formula="of:=([.D7]-1)*0.5*[.D58]" office:value-type="float" office:value="4.9" calcext:value-type="float">
            <text:p>4.9</text:p>
          </table:table-cell>
          <table:table-cell table:number-columns-repeated="1020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1.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Code 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 in the code</text:p>
          </table:table-cell>
          <table:table-cell table:style-name="ce6" office:value-type="string" calcext:value-type="string">
            <text:p>Numerical valu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SatX</text:p>
          </table:table-cell>
          <table:table-cell office:value-type="float" office:value="2" calcext:value-type="float">
            <text:p>2</text:p>
          </table:table-cell>
          <table:table-cell table:style-name="ce6" table:formula="of:=[.C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USatY</text:p>
          </table:table-cell>
          <table:table-cell office:value-type="float" office:value="2" calcext:value-type="float">
            <text:p>2</text:p>
          </table:table-cell>
          <table:table-cell table:style-name="ce6" table:formula="of:=[.C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SatZ</text:p>
          </table:table-cell>
          <table:table-cell office:value-type="float" office:value="3" calcext:value-type="float">
            <text:p>3</text:p>
          </table:table-cell>
          <table:table-cell table:style-name="ce6" table:formula="of:=[.C4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InstrumentX</text:p>
          </table:table-cell>
          <table:table-cell office:value-type="float" office:value="2" calcext:value-type="float">
            <text:p>2</text:p>
          </table:table-cell>
          <table:table-cell table:style-name="ce6" table:formula="of:=[.C5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uInstrumentY</text:p>
          </table:table-cell>
          <table:table-cell office:value-type="float" office:value="2" calcext:value-type="float">
            <text:p>2</text:p>
          </table:table-cell>
          <table:table-cell table:style-name="ce6" table:formula="of:=[.C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ElectronicsX</text:p>
          </table:table-cell>
          <table:table-cell office:value-type="float" office:value="2" calcext:value-type="float">
            <text:p>2</text:p>
          </table:table-cell>
          <table:table-cell table:style-name="ce6" table:formula="of:=[.C7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UElectronicsY</text:p>
          </table:table-cell>
          <table:table-cell office:value-type="float" office:value="2" calcext:value-type="float">
            <text:p>2</text:p>
          </table:table-cell>
          <table:table-cell table:style-name="ce6" table:formula="of:=[.C8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ElectronicsZ</text:p>
          </table:table-cell>
          <table:table-cell office:value-type="float" office:value="2" calcext:value-type="float">
            <text:p>2</text:p>
          </table:table-cell>
          <table:table-cell table:style-name="ce6" table:formula="of:=[.C9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UCDscintDet</text:p>
          </table:table-cell>
          <table:table-cell office:value-type="float" office:value="1" calcext:value-type="float">
            <text:p>1</text:p>
          </table:table-cell>
          <table:table-cell table:style-name="ce6" table:formula="of:=[.C10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CeBr3scint</text:p>
          </table:table-cell>
          <table:table-cell office:value-type="float" office:value="0" calcext:value-type="float">
            <text:p>0</text:p>
          </table:table-cell>
          <table:table-cell table:style-name="ce6" table:formula="of:=[.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GAGGscint</text:p>
          </table:table-cell>
          <table:table-cell office:value-type="float" office:value="1" calcext:value-type="float">
            <text:p>1</text:p>
          </table:table-cell>
          <table:table-cell table:style-name="ce6" table:formula="of:=[.C12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epTerDet</text:p>
          </table:table-cell>
          <table:table-cell office:value-type="float" office:value="0" calcext:value-type="float">
            <text:p>0</text:p>
          </table:table-cell>
          <table:table-cell table:style-name="ce6" table:formula="of:=[.C1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SideDet</text:p>
          </table:table-cell>
          <table:table-cell office:value-type="float" office:value="1" calcext:value-type="float">
            <text:p>1</text:p>
          </table:table-cell>
          <table:table-cell table:style-name="ce6" table:formula="of:=[.C14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isplaySurroundingSphere</text:p>
          </table:table-cell>
          <table:table-cell office:value-type="float" office:value="0" calcext:value-type="float">
            <text:p>0</text:p>
          </table:table-cell>
          <table:table-cell table:style-name="ce6" table:formula="of:=[.C1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SSphereRadius</text:p>
          </table:table-cell>
          <table:table-cell table:style-name="ce2" office:value-type="string" calcext:value-type="string">
            <text:p>NUSatZ*InstrumentHeight</text:p>
          </table:table-cell>
          <table:table-cell table:formula="of:=[.D4]*[.D59]" office:value-type="float" office:value="30.9" calcext:value-type="float">
            <text:p>30.9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bsoluteZPos</text:p>
          </table:table-cell>
          <table:table-cell table:style-name="ce5" office:value-type="string" calcext:value-type="string">
            <text:p>-<text:span text:style-name="T1">TrackerPosZ</text:span></text:p>
          </table:table-cell>
          <table:table-cell table:formula="of:=-[.D79]" office:value-type="float" office:value="-3.085" calcext:value-type="float">
            <text:p>-3.08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InstrumentVirtualVolume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WorldVolume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Layer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Calor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InstrumentElectronicsVirtualVolume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PLatformElectronicsVirtualVolume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Wafer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aferActive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PCB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FEE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UCDscintDet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UCDscintWrapper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UCDscintCrystal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UCDSiPM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pTerDet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pTerWrapper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TerCrystal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pTerSiPM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pTerPCB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SideDet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SideWrapper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SideCrystal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SideSiPM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SidePCB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InstrumentElectronics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PLatformElectronics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Structure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StructureThickness</text:p>
          </table:table-cell>
          <table:table-cell office:value-type="float" office:value="0.2" calcext:value-type="float">
            <text:p>0.2</text:p>
          </table:table-cell>
          <table:table-cell table:style-name="ce6" table:formula="of:=[.C45]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tructureTopThickness</text:p>
          </table:table-cell>
          <table:table-cell office:value-type="float" office:value="0.1" calcext:value-type="float">
            <text:p>0.1</text:p>
          </table:table-cell>
          <table:table-cell table:style-name="ce6" table:formula="of:=[.C46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tructureBottomThickness</text:p>
          </table:table-cell>
          <table:table-cell office:value-type="float" office:value="0.3" calcext:value-type="float">
            <text:p>0.3</text:p>
          </table:table-cell>
          <table:table-cell table:style-name="ce6" table:formula="of:=[.C47]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StructureXSize</text:p>
          </table:table-cell>
          <table:table-cell table:style-name="ce2" office:value-type="string" calcext:value-type="string">
            <text:p>NUSatX*InstrumentSize+2.*StructureThickness</text:p>
          </table:table-cell>
          <table:table-cell table:formula="of:=[.D2]*[.D58]+2*[.D45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StructureYSize</text:p>
          </table:table-cell>
          <table:table-cell table:style-name="ce2" office:value-type="string" calcext:value-type="string">
            <text:p>NUSatY*InstrumentSize</text:p>
          </table:table-cell>
          <table:table-cell table:formula="of:=[.D3]*[.D58]"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StructureZSize</text:p>
          </table:table-cell>
          <table:table-cell table:style-name="ce2" office:value-type="string" calcext:value-type="string">
            <text:p>NUSatZ*InstrumentHeight</text:p>
          </table:table-cell>
          <table:table-cell table:formula="of:=[.D4]*[.D59]" office:value-type="float" office:value="30.9" calcext:value-type="float">
            <text:p>30.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StructureBottomTopSizeX</text:p>
          </table:table-cell>
          <table:table-cell table:style-name="ce2" office:value-type="string" calcext:value-type="string">
            <text:p>NUSatX*InstrumentSize+2.*StructureThickness</text:p>
          </table:table-cell>
          <table:table-cell table:formula="of:=[.D2]*[.D58]+2*[.D45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StructureBottomTopSizeY</text:p>
          </table:table-cell>
          <table:table-cell table:style-name="ce2" office:value-type="string" calcext:value-type="string">
            <text:p>NUSatY*InstrumentSize+2.*StructureThickness</text:p>
          </table:table-cell>
          <table:table-cell table:formula="of:=[.D3]*[.D58]+2*[.D45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StructurePosX</text:p>
          </table:table-cell>
          <table:table-cell table:style-name="ce2" office:value-type="string" calcext:value-type="string">
            <text:p>0.5*InstrumentSize*NUSatX+0.5*StructureThickness</text:p>
          </table:table-cell>
          <table:table-cell table:formula="of:=0.5*([.D58]*[.D2]+[.D45])" office:value-type="float" office:value="9.9" calcext:value-type="float">
            <text:p>9.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StructurePosY</text:p>
          </table:table-cell>
          <table:table-cell table:style-name="ce2" office:value-type="string" calcext:value-type="string">
            <text:p>0.5*InstrumentSize*NUSatY+0.5*StructureThickness</text:p>
          </table:table-cell>
          <table:table-cell table:formula="of:=0.5*([.D58]*[.D3]+[.D45])" office:value-type="float" office:value="9.9" calcext:value-type="float">
            <text:p>9.9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StructurePosZ</text:p>
          </table:table-cell>
          <table:table-cell table:style-name="ce2" office:value-type="string" calcext:value-type="string">
            <text:p>-0.5*(StructureZSize-InstrumentHeight)+AbsoluteZPos</text:p>
          </table:table-cell>
          <table:table-cell table:formula="of:=-0.5*([.D50]-[.D59])+[.D17]" office:value-type="float" office:value="-13.385" calcext:value-type="float">
            <text:p>-13.385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StructureTopPosZ</text:p>
          </table:table-cell>
          <table:table-cell table:style-name="ce2" office:value-type="string" calcext:value-type="string">
            <text:p>0.5*InstrumentSize+AbsoluteZPos+0.5*StructureTopThickness</text:p>
          </table:table-cell>
          <table:table-cell table:formula="of:=0.5*[.D58]+[.D17]+0.5*[.D46]" office:value-type="float" office:value="1.865" calcext:value-type="float">
            <text:p>1.865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StructureBottomPosZ</text:p>
          </table:table-cell>
          <table:table-cell table:style-name="ce2" office:value-type="string" calcext:value-type="string">
            <text:p>-(StructureZSize-0.5*InstrumentHeight+0.5*StructureBottomThickness)+AbsoluteZPos</text:p>
          </table:table-cell>
          <table:table-cell table:formula="of:=-([.D50]-0.5*[.D59]+0.5*[.D47])+[.D17]" office:value-type="float" office:value="-28.985" calcext:value-type="float">
            <text:p>-28.985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InstrumentSize</text:p>
          </table:table-cell>
          <table:table-cell table:style-name="ce2" office:value-type="string" calcext:value-type="string">
            <text:p>LayerSize+SideDetThickness+SideGap</text:p>
          </table:table-cell>
          <table:table-cell table:formula="of:=[.D69]+[.D123]+[.D126]" office:value-type="float" office:value="9.8" calcext:value-type="float">
            <text:p>9.8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InstrumentHeight</text:p>
          </table:table-cell>
          <table:table-cell table:style-name="ce2" office:value-type="string" calcext:value-type="string">
            <text:p>GapTrackerEntranceWindow+TrackerHeight+GapTrackerCalor+CalorThickness+ElectronicsThickness</text:p>
          </table:table-cell>
          <table:table-cell table:formula="of:=[.D60]+[.D78]+[.D105]+[.D107]+[.D128]" office:value-type="float" office:value="10.3" calcext:value-type="float">
            <text:p>10.3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GapTrackerEntranceWindow</text:p>
          </table:table-cell>
          <table:table-cell office:value-type="float" office:value="1.41" calcext:value-type="float">
            <text:p>1.41</text:p>
          </table:table-cell>
          <table:table-cell table:style-name="ce6" table:formula="of:=[.C60]" office:value-type="float" office:value="1.41" calcext:value-type="float">
            <text:p>1.41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SiThickness</text:p>
          </table:table-cell>
          <table:table-cell office:value-type="float" office:value="0.15" calcext:value-type="float">
            <text:p>0.15</text:p>
          </table:table-cell>
          <table:table-cell table:style-name="ce6" table:formula="of:=[.C61]"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WaferSize</text:p>
          </table:table-cell>
          <table:table-cell office:value-type="float" office:value="6.8" calcext:value-type="float">
            <text:p>6.8</text:p>
          </table:table-cell>
          <table:table-cell table:style-name="ce6" table:formula="of:=[.C62]" office:value-type="float" office:value="6.8" calcext:value-type="float">
            <text:p>6.8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WaferActiveSize</text:p>
          </table:table-cell>
          <table:table-cell office:value-type="float" office:value="6.4" calcext:value-type="float">
            <text:p>6.4</text:p>
          </table:table-cell>
          <table:table-cell table:style-name="ce6" table:formula="of:=[.C63]" office:value-type="float" office:value="6.4" calcext:value-type="float">
            <text:p>6.4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DSSDSize</text:p>
          </table:table-cell>
          <table:table-cell table:style-name="ce5" office:value-type="string" calcext:value-type="string">
            <text:p>WaferSize</text:p>
          </table:table-cell>
          <table:table-cell table:formula="of:=[.D62]" office:value-type="float" office:value="6.8" calcext:value-type="float">
            <text:p>6.8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PCBSize</text:p>
          </table:table-cell>
          <table:table-cell office:value-type="float" office:value="1.4" calcext:value-type="float">
            <text:p>1.4</text:p>
          </table:table-cell>
          <table:table-cell table:style-name="ce6" table:formula="of:=[.C65]"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PCBThickness</text:p>
          </table:table-cell>
          <table:table-cell office:value-type="float" office:value="0.31" calcext:value-type="float">
            <text:p>0.31</text:p>
          </table:table-cell>
          <table:table-cell table:style-name="ce6" table:formula="of:=[.C66]" office:value-type="float" office:value="0.31" calcext:value-type="float">
            <text:p>0.31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PCBXLength</text:p>
          </table:table-cell>
          <table:table-cell table:style-name="ce5" office:value-type="string" calcext:value-type="string">
            <text:p>DSSDSize</text:p>
          </table:table-cell>
          <table:table-cell table:formula="of:=[.D64]" office:value-type="float" office:value="6.8" calcext:value-type="float">
            <text:p>6.8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PCBYLength</text:p>
          </table:table-cell>
          <table:table-cell table:style-name="ce5" office:value-type="string" calcext:value-type="string">
            <text:p>DSSDSize+PCBSize</text:p>
          </table:table-cell>
          <table:table-cell table:formula="of:=[.D64]+[.D65]" office:value-type="float" office:value="8.2" calcext:value-type="float">
            <text:p>8.2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LayerSize</text:p>
          </table:table-cell>
          <table:table-cell table:style-name="ce5" office:value-type="string" calcext:value-type="string">
            <text:p>DSSDSize+PCBSize</text:p>
          </table:table-cell>
          <table:table-cell table:formula="of:=[.D64]+[.D65]" office:value-type="float" office:value="8.2" calcext:value-type="float">
            <text:p>8.2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LayerThickness</text:p>
          </table:table-cell>
          <table:table-cell table:style-name="ce5" office:value-type="string" calcext:value-type="string">
            <text:p>PCBThickness</text:p>
          </table:table-cell>
          <table:table-cell table:formula="of:=[.D66]" office:value-type="float" office:value="0.31" calcext:value-type="float">
            <text:p>0.31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RotateDSSDFEE</text:p>
          </table:table-cell>
          <table:table-cell office:value-type="float" office:value="1" calcext:value-type="float">
            <text:p>1</text:p>
          </table:table-cell>
          <table:table-cell table:style-name="ce6" table:formula="of:=[.C71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FEELength</text:p>
          </table:table-cell>
          <table:table-cell table:style-name="ce5" office:value-type="string" calcext:value-type="string">
            <text:p>DSSDSize</text:p>
          </table:table-cell>
          <table:table-cell table:formula="of:=[.D64]" office:value-type="float" office:value="6.8" calcext:value-type="float">
            <text:p>6.8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FEESize</text:p>
          </table:table-cell>
          <table:table-cell office:value-type="float" office:value="2.7" calcext:value-type="float">
            <text:p>2.7</text:p>
          </table:table-cell>
          <table:table-cell table:style-name="ce6" table:formula="of:=[.C73]" office:value-type="float" office:value="2.7" calcext:value-type="float">
            <text:p>2.7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FEEThickness</text:p>
          </table:table-cell>
          <table:table-cell table:style-name="ce5" office:value-type="string" calcext:value-type="string">
            <text:p>0.2*NLayers</text:p>
          </table:table-cell>
          <table:table-cell table:formula="of:=0.2*[.D76]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FEEPosition</text:p>
          </table:table-cell>
          <table:table-cell table:style-name="ce5" office:value-type="string" calcext:value-type="string">
            <text:p>(0.5-RotateDSSDFEE)*(LayerSize - FEEThickness*NLayers) +LayerPos</text:p>
          </table:table-cell>
          <table:table-cell table:formula="of:=(0.5-[.D71])*([.D69]-[.D74]*[.D76])+[.D81]" office:value-type="float" office:value="-2.9" calcext:value-type="float">
            <text:p>-2.9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NLayers</text:p>
          </table:table-cell>
          <table:table-cell office:value-type="float" office:value="2" calcext:value-type="float">
            <text:p>2</text:p>
          </table:table-cell>
          <table:table-cell table:style-name="ce6" table:formula="of:=[.C7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ZDistance</text:p>
          </table:table-cell>
          <table:table-cell office:value-type="float" office:value="1" calcext:value-type="float">
            <text:p>1</text:p>
          </table:table-cell>
          <table:table-cell table:style-name="ce6" table:formula="of:=[.C77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TrackerHeight</text:p>
          </table:table-cell>
          <table:table-cell table:style-name="ce5" office:value-type="string" calcext:value-type="string">
            <text:p>(NLayers-1.)*ZDistance + LayerThickness</text:p>
          </table:table-cell>
          <table:table-cell table:formula="of:=([.D76]-1)*[.D77]+[.D70]" office:value-type="float" office:value="1.31" calcext:value-type="float">
            <text:p>1.31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TrackerPosZ</text:p>
          </table:table-cell>
          <table:table-cell table:style-name="ce2" office:value-type="string" calcext:value-type="string">
            <text:p>.5*InstrumentHeight-GapTrackerEntranceWindow-.5*TrackerHeight</text:p>
          </table:table-cell>
          <table:table-cell table:formula="of:=0.5*[.D59]-[.D60]-0.5*[.D78]" office:value-type="float" office:value="3.085" calcext:value-type="float">
            <text:p>3.085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ZMax</text:p>
          </table:table-cell>
          <table:table-cell table:style-name="ce5" office:value-type="string" calcext:value-type="string">
            <text:p>TrackerPosZ + 0.5*(NLayers-1.)*ZDistance</text:p>
          </table:table-cell>
          <table:table-cell table:formula="of:=[.D79]+0.5*([.D76]-1)*[.D77]" office:value-type="float" office:value="3.585" calcext:value-type="float">
            <text:p>3.585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LayerPos</text:p>
          </table:table-cell>
          <table:table-cell table:style-name="ce5" office:value-type="string" calcext:value-type="string">
            <text:p>0.5*(InstrumentSize-LayerSize)</text:p>
          </table:table-cell>
          <table:table-cell table:formula="of:=0.5*([.D58]-[.D69])" office:value-type="float" office:value="0.800000000000001" calcext:value-type="float">
            <text:p>0.800000000000001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Ncrystals</text:p>
          </table:table-cell>
          <table:table-cell office:value-type="float" office:value="4" calcext:value-type="float">
            <text:p>4</text:p>
          </table:table-cell>
          <table:table-cell table:style-name="ce6" table:formula="of:=[.C82]" office:value-type="float" office:value="4" calcext:value-type="float">
            <text:p>4</text:p>
          </table:table-cell>
          <table:table-cell table:style-name="ce13"/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UCDscintCrystalSize</text:p>
          </table:table-cell>
          <table:table-cell table:style-name="ce5" office:value-type="float" office:value="0.61" calcext:value-type="float">
            <text:p>0.61</text:p>
          </table:table-cell>
          <table:table-cell table:style-name="ce6" table:formula="of:=[.C83]" office:value-type="float" office:value="0.61" calcext:value-type="float">
            <text:p>0.61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UCDscintCrystalThickness</text:p>
          </table:table-cell>
          <table:table-cell office:value-type="float" office:value="1.5" calcext:value-type="float">
            <text:p>1.5</text:p>
          </table:table-cell>
          <table:table-cell table:style-name="ce6" table:formula="of:=[.C84]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UCDWrapperThickness</text:p>
          </table:table-cell>
          <table:table-cell office:value-type="float" office:value="0.023" calcext:value-type="float">
            <text:p>0.023</text:p>
          </table:table-cell>
          <table:table-cell table:style-name="ce6" table:formula="of:=[.C85]" office:value-type="float" office:value="0.023" calcext:value-type="float">
            <text:p>0.023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UCDscintCrystalPitch</text:p>
          </table:table-cell>
          <table:table-cell table:style-name="ce2" office:value-type="string" calcext:value-type="string">
            <text:p>UCDscintCrystalSize + UCDWrapperThickness</text:p>
          </table:table-cell>
          <table:table-cell table:style-name="ce6" table:formula="of:=[.D83]+[.D85]" office:value-type="float" office:value="0.633" calcext:value-type="float">
            <text:p>0.633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UCDscintWrapperSize</text:p>
          </table:table-cell>
          <table:table-cell table:style-name="ce5" office:value-type="string" calcext:value-type="string">
            <text:p>Ncrystals*UCDscintCrystalPitch+UCDWrapperThickness</text:p>
          </table:table-cell>
          <table:table-cell table:formula="of:=[.D82]*[.D86]+[.D85]" office:value-type="float" office:value="2.555" calcext:value-type="float">
            <text:p>2.555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UCDscintWrapperThickness</text:p>
          </table:table-cell>
          <table:table-cell table:style-name="ce5" office:value-type="string" calcext:value-type="string">
            <text:p>UCDscintCrystalThickness+UCDWrapperThickness</text:p>
          </table:table-cell>
          <table:table-cell table:formula="of:=[.D84]+[.D85]" office:value-type="float" office:value="1.523" calcext:value-type="float">
            <text:p>1.523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AlEnclosureSize</text:p>
          </table:table-cell>
          <table:table-cell office:value-type="float" office:value="0.3" calcext:value-type="float">
            <text:p>0.3</text:p>
          </table:table-cell>
          <table:table-cell table:style-name="ce6" table:formula="of:=[.C89]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AlEnclosureThickness</text:p>
          </table:table-cell>
          <table:table-cell office:value-type="float" office:value="0.05" calcext:value-type="float">
            <text:p>0.05</text:p>
          </table:table-cell>
          <table:table-cell table:style-name="ce6" table:formula="of:=[.C90]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UCDscintAlEnclosureSize</text:p>
          </table:table-cell>
          <table:table-cell table:style-name="ce5" office:value-type="string" calcext:value-type="string">
            <text:p>UCDscintWrapperSize + 2.*AlEnclosureSize</text:p>
          </table:table-cell>
          <table:table-cell table:formula="of:=[.D87]+2*[.D89]" office:value-type="float" office:value="3.155" calcext:value-type="float">
            <text:p>3.155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UCDscintAlEnclosureThickness</text:p>
          </table:table-cell>
          <table:table-cell table:style-name="ce5" office:value-type="string" calcext:value-type="string">
            <text:p>UCDscintWrapperThickness + AlEnclosureThickness</text:p>
          </table:table-cell>
          <table:table-cell table:formula="of:=[.D88]+[.D90]" office:value-type="float" office:value="1.573" calcext:value-type="float">
            <text:p>1.57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SiPMThickness</text:p>
          </table:table-cell>
          <table:table-cell office:value-type="float" office:value="0.135" calcext:value-type="float">
            <text:p>0.135</text:p>
          </table:table-cell>
          <table:table-cell table:style-name="ce6" table:formula="of:=[.C93]" office:value-type="float" office:value="0.135" calcext:value-type="float">
            <text:p>0.135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SiPMSize</text:p>
          </table:table-cell>
          <table:table-cell table:style-name="ce5" office:value-type="string" calcext:value-type="string">
            <text:p>UCDscintWrapperSize</text:p>
          </table:table-cell>
          <table:table-cell table:formula="of:=[.D87]" office:value-type="float" office:value="2.555" calcext:value-type="float">
            <text:p>2.55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UCDscintDetectorSize</text:p>
          </table:table-cell>
          <table:table-cell table:style-name="ce5" office:value-type="string" calcext:value-type="string">
            <text:p>UCDscintAlEnclosureSize</text:p>
          </table:table-cell>
          <table:table-cell table:formula="of:=[.D91]" office:value-type="float" office:value="3.155" calcext:value-type="float">
            <text:p>3.155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UCDscintDetectorThickness</text:p>
          </table:table-cell>
          <table:table-cell table:style-name="ce5" office:value-type="string" calcext:value-type="string">
            <text:p>UCDscintAlEnclosureThickness + SiPMThickness</text:p>
          </table:table-cell>
          <table:table-cell table:formula="of:=[.D92]+[.D93]" office:value-type="float" office:value="1.708" calcext:value-type="float">
            <text:p>1.708</text:p>
          </table:table-cell>
          <table:table-cell table:style-name="ce14"/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PlastiScintThickness</text:p>
          </table:table-cell>
          <table:table-cell office:value-type="float" office:value="1" calcext:value-type="float">
            <text:p>1</text:p>
          </table:table-cell>
          <table:table-cell table:style-name="ce6" table:formula="of:=[.C97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WrapperThickness</text:p>
          </table:table-cell>
          <table:table-cell office:value-type="float" office:value="0.05" calcext:value-type="float">
            <text:p>0.05</text:p>
          </table:table-cell>
          <table:table-cell table:style-name="ce6" table:formula="of:=[.C98]" office:value-type="float" office:value="0.05" calcext:value-type="float">
            <text:p>0.05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PlastiWrapperThickness</text:p>
          </table:table-cell>
          <table:table-cell table:style-name="ce5" office:value-type="string" calcext:value-type="string">
            <text:p>PlastiScintThickness+WrapperThickness</text:p>
          </table:table-cell>
          <table:table-cell table:formula="of:=[.D97]+[.D98]" office:value-type="float" office:value="1.05" calcext:value-type="float">
            <text:p>1.05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PlastiDetPCBSize</text:p>
          </table:table-cell>
          <table:table-cell table:style-name="ce5" office:value-type="string" calcext:value-type="string">
            <text:p>UCDscintDetectorSize + 0.6</text:p>
          </table:table-cell>
          <table:table-cell table:formula="of:=[.D95]+0.6" office:value-type="float" office:value="3.755" calcext:value-type="float">
            <text:p>3.755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PlastiDetPCBThickness</text:p>
          </table:table-cell>
          <table:table-cell office:value-type="float" office:value="0.1" calcext:value-type="float">
            <text:p>0.1</text:p>
          </table:table-cell>
          <table:table-cell table:style-name="ce6" table:formula="of:=[.C101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PlastiDetThickness</text:p>
          </table:table-cell>
          <table:table-cell table:style-name="ce5" office:value-type="string" calcext:value-type="string">
            <text:p><text:span text:style-name="T2">PlastiWrapperThickness</text:span>+SiPMThickness+PlastiDetPCBThickness</text:p>
          </table:table-cell>
          <table:table-cell table:formula="of:=[.D97]+[.D98]+[.D93]+[.D100]" office:value-type="float" office:value="4.94" calcext:value-type="float">
            <text:p>4.9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SiPMOnTop</text:p>
          </table:table-cell>
          <table:table-cell office:value-type="float" office:value="1" calcext:value-type="float">
            <text:p>1</text:p>
          </table:table-cell>
          <table:table-cell table:style-name="ce6" table:formula="of:=[.C103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GapTrackerCalorimeter</text:p>
          </table:table-cell>
          <table:table-cell table:formula="of:=1 + 0.5 + 0.027" office:value-type="float" office:value="1.527" calcext:value-type="float">
            <text:p>1.527</text:p>
          </table:table-cell>
          <table:table-cell table:style-name="ce6" table:formula="of:=[.C104]" office:value-type="float" office:value="1.527" calcext:value-type="float">
            <text:p>1.527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GapTrackerCalor</text:p>
          </table:table-cell>
          <table:table-cell table:style-name="ce5" office:value-type="string" calcext:value-type="string">
            <text:p>GapTrackerCalorimeter - .5*LayerThickness</text:p>
          </table:table-cell>
          <table:table-cell table:formula="of:=[.D104]-0.5*[.D70]" office:value-type="float" office:value="1.372" calcext:value-type="float">
            <text:p>1.372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CalorSize</text:p>
          </table:table-cell>
          <table:table-cell table:style-name="ce5" office:value-type="string" calcext:value-type="string">
            <text:p>NX*UCDscintDetectorSize+DetectorsDistance</text:p>
          </table:table-cell>
          <table:table-cell table:formula="of:=[.D113]*[.D95]+[.D112]" office:value-type="float" office:value="6.31" calcext:value-type="float">
            <text:p>6.31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CalorThickness</text:p>
          </table:table-cell>
          <table:table-cell table:style-name="ce5" office:value-type="string" calcext:value-type="string">
            <text:p>UCDscintDetectorThickness+UsepTerDet*(PlastiDetThickness+CalorGap)</text:p>
          </table:table-cell>
          <table:table-cell table:formula="of:=[.D96]+[.D13]*([.D102]+[.D110])" office:value-type="float" office:value="1.708" calcext:value-type="float">
            <text:p>1.708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CalorPosXY</text:p>
          </table:table-cell>
          <table:table-cell office:value-type="float" office:value="1.4" calcext:value-type="float">
            <text:p>1.4</text:p>
          </table:table-cell>
          <table:table-cell table:style-name="ce6" table:formula="of:=[.C108]"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CalorPosZ</text:p>
          </table:table-cell>
          <table:table-cell table:style-name="ce2" office:value-type="string" calcext:value-type="string">
            <text:p>TrackerPosZ-0.5*TrackerHeight-GapTrackerCalor-0.5*CalorThickness</text:p>
          </table:table-cell>
          <table:table-cell table:formula="of:=[.D79]-0.5*[.D78]-[.D105]-0.5*[.D107]" office:value-type="float" office:value="0.204" calcext:value-type="float">
            <text:p>0.20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CalorGap</text:p>
          </table:table-cell>
          <table:table-cell office:value-type="float" office:value="0.1" calcext:value-type="float">
            <text:p>0.1</text:p>
          </table:table-cell>
          <table:table-cell table:style-name="ce6" table:formula="of:=[.C110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CalorGapSiPMup</text:p>
          </table:table-cell>
          <table:table-cell table:style-name="ce5" office:value-type="string" calcext:value-type="string">
            <text:p>CalorGap+SiPMThickness+PlastiDetPCBThickness</text:p>
          </table:table-cell>
          <table:table-cell table:formula="of:=[.D110]+[.D93]+[.D101]" office:value-type="float" office:value="0.335" calcext:value-type="float">
            <text:p>0.335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DetectorsDistance</text:p>
          </table:table-cell>
          <table:table-cell office:value-type="float" office:value="0" calcext:value-type="float">
            <text:p>0</text:p>
          </table:table-cell>
          <table:table-cell table:style-name="ce6" table:formula="of:=[.C11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NX</text:p>
          </table:table-cell>
          <table:table-cell office:value-type="float" office:value="2" calcext:value-type="float">
            <text:p>2</text:p>
          </table:table-cell>
          <table:table-cell table:style-name="ce6" table:formula="of:=[.C11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XMax</text:p>
          </table:table-cell>
          <table:table-cell table:style-name="ce5" office:value-type="string" calcext:value-type="string">
            <text:p>0.5 * (UCDscintDetectorSize+DetectorsDistance)</text:p>
          </table:table-cell>
          <table:table-cell table:formula="of:=0.5*([.D95]+[.D112])" office:value-type="float" office:value="1.5775" calcext:value-type="float">
            <text:p>1.5775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  <table:table-cell table:style-name="ce6" table:formula="of:=[.C115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YMax</text:p>
          </table:table-cell>
          <table:table-cell table:style-name="ce5" office:value-type="string" calcext:value-type="string">
            <text:p>0.5 * (UCDscintDetectorSize+DetectorsDistance)</text:p>
          </table:table-cell>
          <table:table-cell table:formula="of:=0.5*([.D95]+[.D112])" office:value-type="float" office:value="1.5775" calcext:value-type="float">
            <text:p>1.577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SideCrystalSize</text:p>
          </table:table-cell>
          <table:table-cell office:value-type="float" office:value="5.1" calcext:value-type="float">
            <text:p>5.1</text:p>
          </table:table-cell>
          <table:table-cell table:style-name="ce6" table:formula="of:=[.C117]" office:value-type="float" office:value="5.1" calcext:value-type="float">
            <text:p>5.1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SideCrystalThickness</text:p>
          </table:table-cell>
          <table:table-cell office:value-type="float" office:value="1" calcext:value-type="float">
            <text:p>1</text:p>
          </table:table-cell>
          <table:table-cell table:style-name="ce6" table:formula="of:=[.C118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SideWrapperSize</text:p>
          </table:table-cell>
          <table:table-cell table:style-name="ce5" office:value-type="string" calcext:value-type="string">
            <text:p>SideCrystalSize+2.*WrapperThickness</text:p>
          </table:table-cell>
          <table:table-cell table:formula="of:=[.D117]+2*[.D98]" office:value-type="float" office:value="5.2" calcext:value-type="float">
            <text:p>5.2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SideWrapperThickness</text:p>
          </table:table-cell>
          <table:table-cell table:style-name="ce5" office:value-type="string" calcext:value-type="string">
            <text:p>SideCrystalThickness+WrapperThickness</text:p>
          </table:table-cell>
          <table:table-cell table:formula="of:=[.D118]+[.D98]" office:value-type="float" office:value="1.05" calcext:value-type="float">
            <text:p>1.05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SideDetPCBThickness</text:p>
          </table:table-cell>
          <table:table-cell office:value-type="float" office:value="0.1" calcext:value-type="float">
            <text:p>0.1</text:p>
          </table:table-cell>
          <table:table-cell table:style-name="ce6" table:formula="of:=[.C121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SideDetSize</text:p>
          </table:table-cell>
          <table:table-cell table:style-name="ce5" office:value-type="string" calcext:value-type="string">
            <text:p>SideWrapperSize+2.*AlEnclosureSize</text:p>
          </table:table-cell>
          <table:table-cell table:formula="of:=[.D119]+2*[.D89]" office:value-type="float" office:value="5.8" calcext:value-type="float">
            <text:p>5.8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SideDetThickness</text:p>
          </table:table-cell>
          <table:table-cell table:style-name="ce5" office:value-type="string" calcext:value-type="string">
            <text:p>SideWrapperThickness+SiPMThickness+PlastiDetPCBThickness+AlEnclosureThickness</text:p>
          </table:table-cell>
          <table:table-cell table:formula="of:=[.D120]+[.D93]+[.D101]+[.D90]" office:value-type="float" office:value="1.335" calcext:value-type="float">
            <text:p>1.335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SideDetPosXY</text:p>
          </table:table-cell>
          <table:table-cell table:style-name="ce5" office:value-type="string" calcext:value-type="string">
            <text:p>0.5*(SideDetThickness-InstrumentSize)</text:p>
          </table:table-cell>
          <table:table-cell table:formula="of:=0.5*([.D123]-[.D58])" office:value-type="float" office:value="-4.2325" calcext:value-type="float">
            <text:p>-4.2325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SideDetPosZ</text:p>
          </table:table-cell>
          <table:table-cell table:style-name="ce5" office:value-type="string" calcext:value-type="string">
            <text:p>TrackerPosZ + GapTrackerEntranceWindow + 0.5*TrackerHeight - .5*SideDetSize</text:p>
          </table:table-cell>
          <table:table-cell table:formula="of:=[.D79]+[.D60]+0.5*[.D78]-0.5*[.D122]" office:value-type="float" office:value="2.25" calcext:value-type="float">
            <text:p>2.25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SideGap</text:p>
          </table:table-cell>
          <table:table-cell office:value-type="float" office:value="0.265" calcext:value-type="float">
            <text:p>0.265</text:p>
          </table:table-cell>
          <table:table-cell table:style-name="ce6" table:formula="of:=[.C126]" office:value-type="float" office:value="0.265" calcext:value-type="float">
            <text:p>0.265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ElectronicsSize</text:p>
          </table:table-cell>
          <table:table-cell table:style-name="ce5" office:value-type="string" calcext:value-type="string">
            <text:p>InstrumentSize</text:p>
          </table:table-cell>
          <table:table-cell table:formula="of:=[.D58]" office:value-type="float" office:value="9.8" calcext:value-type="float">
            <text:p>9.8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ElectronicsThickness</text:p>
          </table:table-cell>
          <table:table-cell office:value-type="float" office:value="4.5" calcext:value-type="float">
            <text:p>4.5</text:p>
          </table:table-cell>
          <table:table-cell table:style-name="ce6" table:formula="of:=[.C128]" office:value-type="float" office:value="4.5" calcext:value-type="float">
            <text:p>4.5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ElectronicsPosZ</text:p>
          </table:table-cell>
          <table:table-cell table:style-name="ce5" office:value-type="string" calcext:value-type="string">
            <text:p>CalorPosZ-0.5*CalorThickness-0.5*ElectronicsThickness</text:p>
          </table:table-cell>
          <table:table-cell table:formula="of:=[.D109]-0.5*[.D107]-0.5*[.D128]" office:value-type="float" office:value="-2.9" calcext:value-type="float">
            <text:p>-2.9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ElectronicsPCBThickness</text:p>
          </table:table-cell>
          <table:table-cell office:value-type="float" office:value="0.15" calcext:value-type="float">
            <text:p>0.15</text:p>
          </table:table-cell>
          <table:table-cell table:style-name="ce6" table:formula="of:=[.C130]"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ElectronicsPCBDistance</text:p>
          </table:table-cell>
          <table:table-cell office:value-type="float" office:value="0.7" calcext:value-type="float">
            <text:p>0.7</text:p>
          </table:table-cell>
          <table:table-cell table:style-name="ce6" table:formula="of:=[.C131]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ElecLayerThickness</text:p>
          </table:table-cell>
          <table:table-cell office:value-type="float" office:value="0.1" calcext:value-type="float">
            <text:p>0.1</text:p>
          </table:table-cell>
          <table:table-cell table:style-name="ce6" table:formula="of:=[.C132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NElecLayer</text:p>
          </table:table-cell>
          <table:table-cell office:value-type="float" office:value="10" calcext:value-type="float">
            <text:p>10</text:p>
          </table:table-cell>
          <table:table-cell table:style-name="ce6" table:formula="of:=[.C133]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XElecLayerMax</text:p>
          </table:table-cell>
          <table:table-cell table:style-name="ce2" office:value-type="string" calcext:value-type="string">
            <text:p>0.5*InstrumentHeight-0.5*InstrumentHeight/NElecLayer</text:p>
          </table:table-cell>
          <table:table-cell table:formula="of:=0.5*[.D58]-0.5*[.D58]/[.D133]" office:value-type="float" office:value="4.41" calcext:value-type="float">
            <text:p>4.41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UnitXmax</text:p>
          </table:table-cell>
          <table:table-cell table:style-name="ce5" office:value-type="string" calcext:value-type="string">
            <text:p>(NUInstrumentX-1)*0.5*InstrumentSize</text:p>
          </table:table-cell>
          <table:table-cell table:formula="of:=([.D5]-1)*0.5*[.D58]" office:value-type="float" office:value="4.9" calcext:value-type="float">
            <text:p>4.9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UnitYmax</text:p>
          </table:table-cell>
          <table:table-cell table:style-name="ce5" office:value-type="string" calcext:value-type="string">
            <text:p>(NUInstrumentY-1)*0.5*InstrumentSize</text:p>
          </table:table-cell>
          <table:table-cell table:formula="of:=([.D7]-1)*0.5*[.D58]" office:value-type="float" office:value="4.9" calcext:value-type="float">
            <text:p>4.9</text:p>
          </table:table-cell>
          <table:table-cell table:number-columns-repeated="1020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JetBrains Mono1" svg:font-family="'JetBrai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08:55:19.381216199</meta:creation-date>
    <meta:generator>LibreOffice/7.3.7.2$Linux_X86_64 LibreOffice_project/30$Build-2</meta:generator>
    <dc:date>2024-03-01T14:12:39.167103384</dc:date>
    <meta:editing-duration>PT29M47S</meta:editing-duration>
    <meta:editing-cycles>6</meta:editing-cycles>
    <meta:document-statistic meta:table-count="2" meta:cell-count="1026" meta:object-count="0"/>
  </office:meta>
</office:document-meta>
</file>